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1" style:family="table">
      <style:table-properties style:width="16.787cm" fo:margin-left="0.683cm" fo:margin-top="0cm" fo:margin-bottom="0cm" table:align="left" style:writing-mode="page"/>
    </style:style>
    <style:style style:name="Tabla1.A" style:family="table-column">
      <style:table-column-properties style:column-width="4.674cm"/>
    </style:style>
    <style:style style:name="Tabla1.B" style:family="table-column">
      <style:table-column-properties style:column-width="10.024cm"/>
    </style:style>
    <style:style style:name="Tabla1.C" style:family="table-column">
      <style:table-column-properties style:column-width="2.08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4.674cm"/>
    </style:style>
    <style:style style:name="Tabla3.B" style:family="table-column">
      <style:table-column-properties style:column-width="10.024cm"/>
    </style:style>
    <style:style style:name="Tabla3.C" style:family="table-column">
      <style:table-column-properties style:column-width="2.08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1.083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16" style:family="table-row">
      <style:table-row-properties style:min-row-height="0.997cm" fo:keep-together="auto"/>
    </style:style>
    <style:style style:name="Tabla3.23" style:family="table-row">
      <style:table-row-properties style:min-row-height="0.644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8"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0"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20d32" style:font-size-asian="11pt" style:font-size-complex="11pt"/>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2" style:family="paragraph" style:parent-style-name="Text_20_body">
      <style:paragraph-properties fo:text-align="justify" style:justify-single-word="false"/>
      <style:text-properties officeooo:rsid="00109efc" officeooo:paragraph-rsid="00109efc"/>
    </style:style>
    <style:style style:name="P13" style:family="paragraph" style:parent-style-name="Table_20_Contents">
      <style:paragraph-properties fo:text-align="center" style:justify-single-word="false" fo:orphans="0" fo:widows="0"/>
      <style:text-properties style:font-name="Arial1" fo:font-size="11pt" officeooo:paragraph-rsid="00120d32" style:font-size-asian="11pt" style:font-size-complex="11pt"/>
    </style:style>
    <style:style style:name="P14" style:family="paragraph" style:parent-style-name="Table_20_Contents">
      <style:paragraph-properties fo:orphans="0" fo:widows="0"/>
      <style:text-properties style:font-name="Arial1" fo:font-size="11pt" officeooo:paragraph-rsid="00120d32" style:font-size-asian="11pt" style:font-size-complex="11pt"/>
    </style:style>
    <style:style style:name="P15" style:family="paragraph" style:parent-style-name="Table_20_Contents">
      <style:paragraph-properties fo:orphans="0" fo:widows="0"/>
      <style:text-properties style:font-name="Arial1" fo:font-size="11pt" officeooo:rsid="00120d32" officeooo:paragraph-rsid="00120d32" style:font-size-asian="11pt" style:font-size-complex="11pt"/>
    </style:style>
    <style:style style:name="P16" style:family="paragraph" style:parent-style-name="Table_20_Contents">
      <style:paragraph-properties fo:text-align="center" style:justify-single-word="false" fo:orphans="0" fo:widows="0"/>
      <style:text-properties officeooo:paragraph-rsid="00120d32"/>
    </style:style>
    <style:style style:name="P17" style:family="paragraph" style:parent-style-name="Table_20_Contents">
      <style:paragraph-properties fo:orphans="0" fo:widows="0"/>
      <style:text-properties officeooo:paragraph-rsid="00120d32"/>
    </style:style>
    <style:style style:name="P18" style:family="paragraph" style:parent-style-name="Table_20_Contents">
      <style:paragraph-properties fo:text-align="center" style:justify-single-word="false" fo:orphans="0" fo:widows="0"/>
      <style:text-properties style:text-underline-style="none" officeooo:paragraph-rsid="00120d32"/>
    </style:style>
    <style:style style:name="P19" style:family="paragraph" style:parent-style-name="Text_20_body">
      <style:paragraph-properties fo:margin-top="0cm" fo:margin-bottom="0.212cm" style:contextual-spacing="false" fo:orphans="0" fo:widows="0"/>
      <style:text-properties officeooo:paragraph-rsid="00120d32"/>
    </style:style>
    <style:style style:name="P20" style:family="paragraph" style:parent-style-name="Standard" style:list-style-name="WWNum2">
      <style:paragraph-properties fo:line-height="150%" fo:text-align="start" style:justify-single-word="false"/>
      <style:text-properties fo:font-size="11pt" officeooo:paragraph-rsid="00120d32" style:font-size-asian="11pt" style:font-size-complex="11pt"/>
    </style:style>
    <style:style style:name="P21"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22" style:family="paragraph" style:parent-style-name="Standard" style:list-style-name="L1">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officeooo:rsid="0011e204"/>
    </style:style>
    <style:style style:name="T3" style:family="text">
      <style:text-properties officeooo:rsid="00120d32"/>
    </style:style>
    <style:style style:name="T4"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5" style:family="text">
      <style:text-properties style:use-window-font-color="true" loext:opacity="0%" fo:language="es" fo:country="ES" style:letter-kerning="false" style:font-name-asian="Times New Roman" style:language-asian="es" style:country-asian="ES" style:font-name-complex="Roman 10cpi" style:language-complex="ar" style:country-complex="SA"/>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officeooo:rsid="00120d32" style:font-size-asian="10pt" style:font-size-complex="10pt"/>
    </style:style>
    <style:style style:name="T9" style:family="text">
      <style:text-properties fo:font-weight="bold" style:font-weight-asian="bold" style:font-weight-complex="bold"/>
    </style:style>
    <style:style style:name="T10" style:family="text">
      <style:text-properties fo:color="#000000" loext:opacity="100%" style:font-name="Arial" fo:font-size="10pt" style:text-underline-style="solid" style:text-underline-width="auto" style:text-underline-color="font-color" fo:font-weight="bold" fo:background-color="#ffff00" loext:char-shading-value="0" style:font-size-asian="10pt" style:font-weight-asian="bold" style:font-name-complex="Arial2" style:font-size-complex="10pt"/>
    </style:style>
    <style:style style:name="T11" style:family="text">
      <style:text-properties officeooo:rsid="001479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3">2</text:span>-2023-RWMJ-ATIC/CMAC TACNA</text:p>
      <text:p text:style-name="P3"/>
      <text:p text:style-name="P4">A<text:tab/><text:tab/>:<text:tab/>ING. RICARDO JUAN CHECALLA VELASQUEZ</text:p>
      <text:p text:style-name="P4"><text:tab/><text:tab/><text:tab/>SUB JEFE DE DESARROLLO DE SISTEMAS</text:p>
      <text:p text:style-name="P4">DE<text:tab/><text:tab/>:<text:tab/>BACH. RICHARD WALTER MAMANI JIMENEZ</text:p>
      <text:p text:style-name="P5">ASUNTO<text:tab/>:<text:tab/>CONFORMIDAD DEL MES DE <text:span text:style-name="T11">NOVIEMBRE</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2<text:span text:style-name="T3">4</text:span>.<text:span text:style-name="T3">11</text:span>.2023</text:p>
      <text:p text:style-name="P4"/>
      <text:p text:style-name="P3">Por medio del presente lo saludo y la vez procedo a solicitar se pueda atender lo siguiente:</text:p>
      <text:p text:style-name="P3"/>
      <text:p text:style-name="P2">ANTECEDENTES:</text:p>
      <text:p text:style-name="P2"/>
      <text:p text:style-name="P6">Se requiere implementar soluciones en la tecnología visual estudio .NET y otras que se requieran con la coordinación con el sub jefe de desarrollo.</text:p>
      <text:p text:style-name="P6"/>
      <text:p text:style-name="P2">ACTIVIDADES DESARROLLADAS:</text:p>
      <text:p text:style-name="P2"/>
      <text:list xml:id="list1901663826" text:style-name="WWNum2">
        <text:list-item>
          <text:p text:style-name="P20"><text:span text:style-name="T1">2023_44948B_CU - Parámetros transferencias interbancarias inmediatas vía CCE.</text:span><text:span text:style-name="T9"/></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text:span text:style-name="T9">Requerimiento</text:span><text:span text:style-name="T6"/></text:p>
          </table:table-cell>
          <table:table-cell table:style-name="Tabla1.A1" office:value-type="string">
            <text:p text:style-name="P13"><text:span text:style-name="T9">Descripción</text:span><text:span text:style-name="T6"/></text:p>
          </table:table-cell>
          <table:table-cell table:style-name="Tabla1.C1" office:value-type="string">
            <text:p text:style-name="P13"><text:span text:style-name="T9">Avance</text:span><text:span text:style-name="T6"/></text:p>
          </table:table-cell>
        </table:table-row>
        <table:table-row table:style-name="Tabla1.1">
          <table:table-cell table:style-name="Tabla1.A2" office:value-type="string">
            <text:p text:style-name="P14"><text:span text:style-name="T5">1.Ventana de Parámetros TIN Inmediata CCE</text:span><text:span text:style-name="T4"/></text:p>
          </table:table-cell>
          <table:table-cell table:style-name="Tabla1.A2" office:value-type="string">
            <text:p text:style-name="P15">Analisis, diseño y desarrollo de la ventana<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2.Modulo de Tipos de Transferencia<text:span text:style-name="T10"/></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3.Modulo de Horarios y Plazos<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4.Modulo de Criterio de aplicación de tarifas.<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5.Modulo de Importe de Comisión<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6.Modulo de Tipos de documento<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7.Modulo de Limites por transferencia<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8.Modulo de Entidades Participantes<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text:span text:style-name="T3">90</text:span>%<text:span text:style-name="T7"/></text:p>
          </table:table-cell>
        </table:table-row>
        <table:table-row table:style-name="Tabla1.1">
          <table:table-cell table:style-name="Tabla1.A2" office:value-type="string">
            <text:p text:style-name="P14">9.Modulo de Participación de Entidades por Tipo de Transferencia<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100%<text:span text:style-name="T7"/></text:p>
          </table:table-cell>
        </table:table-row>
        <table:table-row table:style-name="Tabla1.1">
          <table:table-cell table:style-name="Tabla1.A2" office:value-type="string">
            <text:p text:style-name="P14">10.Modulo de Códigos de respuesta extendidos<text:span text:style-name="T7"/></text:p>
          </table:table-cell>
          <table:table-cell table:style-name="Tabla1.A2" office:value-type="string">
            <text:p text:style-name="P15">Analisis, diseño y desarrollo del modulo<text:span text:style-name="T7"/></text:p>
          </table:table-cell>
          <table:table-cell table:style-name="Tabla1.C2" office:value-type="string">
            <text:p text:style-name="P13"><text:span text:style-name="T3">80</text:span>%<text:span text:style-name="T7"/></text:p>
          </table:table-cell>
        </table:table-row>
      </table:table>
      <text:list xml:id="list160620028642111" text:continue-numbering="true" text:style-name="WWNum2">
        <text:list-header>
          <text:p text:style-name="P20"/>
        </text:list-header>
        <text:list-item>
          <text:p text:style-name="P21">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6"><text:span text:style-name="T6">Requerimiento</text:span><text:span text:style-name="T6"/></text:p>
          </table:table-cell>
          <table:table-cell table:style-name="Tabla3.A1" office:value-type="string">
            <text:p text:style-name="P16"><text:span text:style-name="T6">Descripción</text:span><text:span text:style-name="T6"/></text:p>
          </table:table-cell>
          <table:table-cell table:style-name="Tabla3.C1" office:value-type="string">
            <text:p text:style-name="P16"><text:span text:style-name="T6">Avance</text:span><text:span text:style-name="T6"/></text:p>
          </table:table-cell>
        </table:table-row>
        <table:table-row table:style-name="Tabla3.2">
          <table:table-cell table:style-name="Tabla3.A2" table:number-rows-spanned="7" office:value-type="string">
            <text:p text:style-name="P17"><text:span text:style-name="T7">1.Consulta de Cuenta</text:span><text:span text:style-name="T7"/></text:p>
          </table:table-cell>
          <table:table-cell table:style-name="Tabla3.A2" office:value-type="string">
            <text:p text:style-name="P19"><text:span text:style-name="T4">Comprensión y análisis del documento técnico sobre la guía </text:span><text:soft-page-break/><text:span text:style-name="T4">de Integración a IPS.</text:span><text:span text:style-name="T4"/></text:p>
          </table:table-cell>
          <table:table-cell table:style-name="Tabla3.C2" office:value-type="string">
            <text:p text:style-name="P18"><text:span text:style-name="T8">90</text:span><text:span text:style-name="T7">%</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8"><text:span text:style-name="T8">100</text:span><text:span text:style-name="T7">%</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8"><text:span text:style-name="T8">100</text:span><text:span text:style-name="T7">%</text:span><text:span text:style-name="T7"/></text:p>
          </table:table-cell>
        </table:table-row>
        <table:table-row table:style-name="Tabla3.1">
          <table:covered-table-cell table:style-name="Tabla3.A2"/>
          <table:table-cell table:style-name="Tabla3.A2" office:value-type="string">
            <text:p text:style-name="P17"><text:span text:style-name="T7">Conexión y consumo de la Base de datos (SAF2000_TACNA_DEV)</text:span><text:span text:style-name="T7"/></text:p>
          </table:table-cell>
          <table:table-cell table:style-name="Tabla3.C2" office:value-type="string">
            <text:p text:style-name="P18"><text:span text:style-name="T8">10</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Validación y verificación de datos.</text:span><text:span text:style-name="T7"/></text:p>
          </table:table-cell>
          <table:table-cell table:style-name="Tabla3.C2" office:value-type="string">
            <text:p text:style-name="P18"><text:span text:style-name="T8">9</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Maquetación de datos de respuesta</text:span><text:span text:style-name="T7"/></text:p>
          </table:table-cell>
          <table:table-cell table:style-name="Tabla3.C2" office:value-type="string">
            <text:p text:style-name="P18"><text:span text:style-name="T8">10</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Construcción y envió de Petición de Respuesta</text:span><text:span text:style-name="T7"/></text:p>
          </table:table-cell>
          <table:table-cell table:style-name="Tabla3.C2" office:value-type="string">
            <text:p text:style-name="P18"><text:span text:style-name="T8">8</text:span><text:span text:style-name="T7">0%</text:span><text:span text:style-name="T7"/></text:p>
          </table:table-cell>
        </table:table-row>
        <table:table-row table:style-name="Tabla3.1">
          <table:table-cell table:style-name="Tabla3.A2" table:number-rows-spanned="7" office:value-type="string">
            <text:p text:style-name="P17"><text:span text:style-name="T7">2.Orden de Transferencia</text:span><text:span text:style-name="T7"/></text:p>
          </table:table-cell>
          <table:table-cell table:style-name="Tabla3.A2" office:value-type="string">
            <text:p text:style-name="P19"><text:span text:style-name="T4">Comprensión y análisis del documento técnico sobre la guía de Integración a IPS.</text:span><text:span text:style-name="T4"/></text:p>
          </table:table-cell>
          <table:table-cell table:style-name="Tabla3.C2" office:value-type="string">
            <text:p text:style-name="P18"><text:span text:style-name="T8">9</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8"><text:span text:style-name="T8">7</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8"><text:span text:style-name="T8">5</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Conexión y consumo de la Base de datos ( SAF2000_TACNA_DEV)</text:span><text:span text:style-name="T7"/></text:p>
          </table:table-cell>
          <table:table-cell table:style-name="Tabla3.C2" office:value-type="string">
            <text:p text:style-name="P18"><text:span text:style-name="T8">5</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Validación y verificación de datos.</text:span><text:span text:style-name="T7"/></text:p>
          </table:table-cell>
          <table:table-cell table:style-name="Tabla3.C2" office:value-type="string">
            <text:p text:style-name="P18"><text:span text:style-name="T8">3</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Maquetación de datos de respuesta</text:span><text:span text:style-name="T7"/></text:p>
          </table:table-cell>
          <table:table-cell table:style-name="Tabla3.C2" office:value-type="string">
            <text:p text:style-name="P18"><text:span text:style-name="T7">20%</text:span><text:span text:style-name="T7"/></text:p>
          </table:table-cell>
        </table:table-row>
        <table:table-row table:style-name="Tabla3.1">
          <table:covered-table-cell table:style-name="Tabla3.A2"/>
          <table:table-cell table:style-name="Tabla3.A2" office:value-type="string">
            <text:p text:style-name="P17"><text:span text:style-name="T7">Construcción y envio de Petición de Respuesta</text:span><text:span text:style-name="T7"/></text:p>
          </table:table-cell>
          <table:table-cell table:style-name="Tabla3.C2" office:value-type="string">
            <text:p text:style-name="P18"><text:span text:style-name="T7">20%</text:span><text:span text:style-name="T7"/></text:p>
          </table:table-cell>
        </table:table-row>
        <table:table-row table:style-name="Tabla3.16">
          <table:table-cell table:style-name="Tabla3.A2" table:number-rows-spanned="8" office:value-type="string">
            <text:p text:style-name="P17"><text:span text:style-name="T7">3.Confirmación de orden de transferencia</text:span><text:span text:style-name="T7"/></text:p>
          </table:table-cell>
          <table:table-cell table:style-name="Tabla3.A2" office:value-type="string">
            <text:p text:style-name="P19"><text:span text:style-name="T4">Comprensión y análisis del documento técnico sobre la guía de Integración a IPS.</text:span><text:span text:style-name="T4"/></text:p>
          </table:table-cell>
          <table:table-cell table:style-name="Tabla3.C2" office:value-type="string">
            <text:p text:style-name="P18"><text:span text:style-name="T8">4</text:span><text:span text:style-name="T7">0%</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8"><text:span text:style-name="T7">70%</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8"><text:span text:style-name="T7">30%</text:span><text:span text:style-name="T7"/></text:p>
          </table:table-cell>
        </table:table-row>
        <table:table-row table:style-name="Tabla3.1">
          <table:covered-table-cell table:style-name="Tabla3.A2"/>
          <table:table-cell table:style-name="Tabla3.A2" office:value-type="string">
            <text:p text:style-name="P17"><text:span text:style-name="T7">Conexión y consumo de la Base de datos ( SAF2000_TACNA_DEV)</text:span><text:span text:style-name="T7"/></text:p>
          </table:table-cell>
          <table:table-cell table:style-name="Tabla3.C2" office:value-type="string">
            <text:p text:style-name="P18"><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Validación y verificación de datos.</text:span><text:span text:style-name="T7"/></text:p>
          </table:table-cell>
          <table:table-cell table:style-name="Tabla3.C2" office:value-type="string">
            <text:p text:style-name="P18"><text:span text:style-name="T7">20%</text:span><text:span text:style-name="T7"/></text:p>
          </table:table-cell>
        </table:table-row>
        <table:table-row table:style-name="Tabla3.1">
          <table:covered-table-cell table:style-name="Tabla3.A2"/>
          <table:table-cell table:style-name="Tabla3.A2" office:value-type="string">
            <text:p text:style-name="P17"><text:span text:style-name="T7">Maquetación de datos</text:span><text:span text:style-name="T7"/></text:p>
          </table:table-cell>
          <table:table-cell table:style-name="Tabla3.C2" office:value-type="string">
            <text:p text:style-name="P18"><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Construcción y envio de Petición de Respuesta a API CORE</text:span><text:span text:style-name="T7"/></text:p>
          </table:table-cell>
          <table:table-cell table:style-name="Tabla3.C2" office:value-type="string">
            <text:p text:style-name="P18"><text:span text:style-name="T7">20%</text:span><text:span text:style-name="T7"/></text:p>
          </table:table-cell>
        </table:table-row>
        <table:table-row table:style-name="Tabla3.23">
          <table:covered-table-cell table:style-name="Tabla3.A2"/>
          <table:table-cell table:style-name="Tabla3.A2" office:value-type="string">
            <text:p text:style-name="P17"><text:span text:style-name="T7">Procesar Transacción</text:span><text:span text:style-name="T7"/></text:p>
          </table:table-cell>
          <table:table-cell table:style-name="Tabla3.C2" office:value-type="string">
            <text:p text:style-name="P18"><text:span text:style-name="T7">0%</text:span><text:span text:style-name="T7"/></text:p>
          </table:table-cell>
        </table:table-row>
        <table:table-row table:style-name="Tabla3.1">
          <table:table-cell table:style-name="Tabla3.A2" table:number-rows-spanned="7" office:value-type="string">
            <text:p text:style-name="P17"><text:span text:style-name="T7">4. Cancelaciones de ordenes de Transferencia</text:span><text:span text:style-name="T7"/></text:p>
          </table:table-cell>
          <table:table-cell table:style-name="Tabla3.A2" office:value-type="string">
            <text:p text:style-name="P19"><text:span text:style-name="T4">Comprensión y análisis del documento técnico sobre la guía de Integración a IPS.</text:span><text:span text:style-name="T4"/></text:p>
          </table:table-cell>
          <table:table-cell table:style-name="Tabla3.C2" office:value-type="string">
            <text:p text:style-name="P18"><text:span text:style-name="T7">20%</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8"><text:span text:style-name="T7">70%</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8"><text:span text:style-name="T7">40%</text:span><text:span text:style-name="T7"/></text:p>
          </table:table-cell>
        </table:table-row>
        <table:table-row table:style-name="Tabla3.1">
          <table:covered-table-cell table:style-name="Tabla3.A2"/>
          <table:table-cell table:style-name="Tabla3.A2" office:value-type="string">
            <text:p text:style-name="P17"><text:span text:style-name="T7">Conexión y consumo de la Base de datos ( SAF2000_TACNA_DEV)</text:span><text:span text:style-name="T7"/></text:p>
          </table:table-cell>
          <table:table-cell table:style-name="Tabla3.C2" office:value-type="string">
            <text:p text:style-name="P18"><text:span text:style-name="T7">40%</text:span><text:span text:style-name="T7"/></text:p>
          </table:table-cell>
        </table:table-row>
        <table:table-row table:style-name="Tabla3.1">
          <table:covered-table-cell table:style-name="Tabla3.A2"/>
          <table:table-cell table:style-name="Tabla3.A2" office:value-type="string">
            <text:p text:style-name="P17"><text:span text:style-name="T7">Validación y verificación de datos.</text:span><text:span text:style-name="T7"/></text:p>
          </table:table-cell>
          <table:table-cell table:style-name="Tabla3.C2" office:value-type="string">
            <text:p text:style-name="P18"><text:span text:style-name="T7">20%</text:span><text:span text:style-name="T7"/></text:p>
          </table:table-cell>
        </table:table-row>
        <table:table-row table:style-name="Tabla3.1">
          <table:covered-table-cell table:style-name="Tabla3.A2"/>
          <table:table-cell table:style-name="Tabla3.A2" office:value-type="string">
            <text:p text:style-name="P17"><text:span text:style-name="T7">Maquetación de datos de respuesta</text:span><text:span text:style-name="T7"/></text:p>
          </table:table-cell>
          <table:table-cell table:style-name="Tabla3.C2" office:value-type="string">
            <text:p text:style-name="P18"><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Construcción y envio de Petición de Respuesta</text:span><text:span text:style-name="T7"/></text:p>
          </table:table-cell>
          <table:table-cell table:style-name="Tabla3.C2" office:value-type="string">
            <text:p text:style-name="P18"><text:span text:style-name="T7">10%</text:span><text:span text:style-name="T7"/></text:p>
          </table:table-cell>
        </table:table-row>
        <table:table-row table:style-name="Tabla3.1">
          <table:table-cell table:style-name="Tabla3.A2" table:number-rows-spanned="5" office:value-type="string">
            <text:p text:style-name="P17"><text:span text:style-name="T7">5. Echo Test</text:span><text:span text:style-name="T7"/></text:p>
          </table:table-cell>
          <table:table-cell table:style-name="Tabla3.A2" office:value-type="string">
            <text:p text:style-name="P19"><text:span text:style-name="T4">Comprensión y análisis del documento técnico sobre la guía de Integración a IPS.</text:span><text:span text:style-name="T4"/></text:p>
          </table:table-cell>
          <table:table-cell table:style-name="Tabla3.C2" office:value-type="string">
            <text:p text:style-name="P18"><text:span text:style-name="T7">30%</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8"><text:span text:style-name="T7">100%</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8"><text:span text:style-name="T7">40%</text:span><text:span text:style-name="T7"/></text:p>
          </table:table-cell>
        </table:table-row>
        <table:table-row table:style-name="Tabla3.1">
          <table:covered-table-cell table:style-name="Tabla3.A2"/>
          <table:table-cell table:style-name="Tabla3.A2" office:value-type="string">
            <text:p text:style-name="P17"><text:span text:style-name="T7">Maquetación de datos de respuesta</text:span><text:span text:style-name="T7"/></text:p>
          </table:table-cell>
          <table:table-cell table:style-name="Tabla3.C2" office:value-type="string">
            <text:p text:style-name="P18"><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Construcción y envio de Petición de Respuesta</text:span><text:span text:style-name="T7"/></text:p>
          </table:table-cell>
          <table:table-cell table:style-name="Tabla3.C2" office:value-type="string">
            <text:p text:style-name="P18"><text:span text:style-name="T7">10%</text:span><text:span text:style-name="T7"/></text:p>
          </table:table-cell>
        </table:table-row>
        <table:table-row table:style-name="Tabla3.1">
          <table:table-cell table:style-name="Tabla3.A2" table:number-rows-spanned="6" office:value-type="string">
            <text:p text:style-name="P17"><text:span text:style-name="T7">6. Notificaciones</text:span><text:span text:style-name="T7"/></text:p>
          </table:table-cell>
          <table:table-cell table:style-name="Tabla3.A2" office:value-type="string">
            <text:p text:style-name="P19"><text:span text:style-name="T4">Comprensión y análisis del documento técnico sobre la guía de Integración a IPS.</text:span><text:span text:style-name="T4"/></text:p>
          </table:table-cell>
          <table:table-cell table:style-name="Tabla3.C2" office:value-type="string">
            <text:p text:style-name="P18"><text:span text:style-name="T7">30%</text:span><text:span text:style-name="T7"/></text:p>
          </table:table-cell>
        </table:table-row>
        <table:table-row table:style-name="Tabla3.1">
          <table:covered-table-cell table:style-name="Tabla3.A2"/>
          <table:table-cell table:style-name="Tabla3.A2" office:value-type="string">
            <text:p text:style-name="P17"><text:span text:style-name="T7">Construcción de Endpoint</text:span><text:span text:style-name="T7"/></text:p>
          </table:table-cell>
          <table:table-cell table:style-name="Tabla3.C2" office:value-type="string">
            <text:p text:style-name="P16"><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Modelado de datos(Dto’s)</text:span><text:span text:style-name="T7"/></text:p>
          </table:table-cell>
          <table:table-cell table:style-name="Tabla3.C2" office:value-type="string">
            <text:p text:style-name="P16"><text:span text:style-name="T7">10%</text:span><text:span text:style-name="T7"/></text:p>
          </table:table-cell>
        </table:table-row>
        <table:table-row table:style-name="Tabla3.1">
          <table:covered-table-cell table:style-name="Tabla3.A2"/>
          <table:table-cell table:style-name="Tabla3.A2" office:value-type="string">
            <text:p text:style-name="P17"><text:span text:style-name="T7">Conexión y consumo de la Base de datos ( SAF2000_TACNA_DEV)</text:span><text:span text:style-name="T7"/></text:p>
          </table:table-cell>
          <table:table-cell table:style-name="Tabla3.C2" office:value-type="string">
            <text:p text:style-name="P16"><text:span text:style-name="T7">0%</text:span><text:span text:style-name="T7"/></text:p>
          </table:table-cell>
        </table:table-row>
        <table:table-row table:style-name="Tabla3.1">
          <table:covered-table-cell table:style-name="Tabla3.A2"/>
          <table:table-cell table:style-name="Tabla3.A2" office:value-type="string">
            <text:p text:style-name="P17"><text:span text:style-name="T7">Validación y verificación de datos.</text:span><text:span text:style-name="T7"/></text:p>
          </table:table-cell>
          <table:table-cell table:style-name="Tabla3.C2" office:value-type="string">
            <text:p text:style-name="P16"><text:span text:style-name="T7">20%</text:span><text:span text:style-name="T7"/></text:p>
          </table:table-cell>
        </table:table-row>
        <table:table-row table:style-name="Tabla3.1">
          <table:covered-table-cell table:style-name="Tabla3.A2"/>
          <table:table-cell table:style-name="Tabla3.A2" office:value-type="string">
            <text:p text:style-name="P17"><text:span text:style-name="T7">Procesar Notificación</text:span><text:span text:style-name="T7"/></text:p>
          </table:table-cell>
          <table:table-cell table:style-name="Tabla3.C2" office:value-type="string">
            <text:p text:style-name="P16"><text:span text:style-name="T7">0%</text:span><text:span text:style-name="T7"/></text:p>
          </table:table-cell>
        </table:table-row>
      </table:table>
      <text:list text:style-name="L1">
        <text:list-header>
          <text:p text:style-name="P22"/>
        </text:list-header>
      </text:list>
      <text:p text:style-name="P10">Por lo indicado se solicita:</text:p>
      <text:p text:style-name="P9">La conformidad del presente SERVICIO DE DESARROLLO PARA IMPLEMENTAR EL PROYECTO DE TRANSFERENCIAS INMEDIATAS CON LA CÁMARA DE COMPENSACIÓN ELECTRÓNICA (CCE). Servicio que se ha realizado el cual se presenta las respectivas evidencias.</text:p>
      <text:p text:style-name="P7"/>
      <text:p text:style-name="P7"><text:tab/> <text:s text:c="4"/>Atentamente,</text:p>
      <text:p text:style-name="P7"/>
      <text:p text:style-name="P7"/>
      <text:p text:style-name="P8">______________________________________________</text:p>
      <text:p text:style-name="P8">Bach. Richard Walter Mamani Jimenez</text:p>
      <text:p text:style-name="P8">73646908</text:p>
      <text:p text:style-name="P12"/>
      <text:p text:style-name="P11"><text:span text:style-name="T2">c.</text:span>c Arch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3-11-21T16:06:19.534000000</dc:date>
    <meta:editing-duration>PT56M57S</meta:editing-duration>
    <meta:editing-cycles>5</meta:editing-cycles>
    <meta:generator>LibreOffice/7.5.2.2$Windows_X86_64 LibreOffice_project/53bb9681a964705cf672590721dbc85eb4d0c3a2</meta:generator>
    <meta:print-date>2023-10-23T09:42:36.613000000</meta:print-date>
    <meta:document-statistic meta:table-count="2" meta:image-count="0" meta:object-count="0" meta:page-count="3" meta:paragraph-count="142" meta:word-count="613" meta:character-count="4031" meta:non-whitespace-character-count="3533"/>
  </office:meta>
</office:document-meta>
</file>